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Heading_20_3">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3pt" style:font-size-asian="13pt" style:font-size-complex="13pt"/>
    </style:style>
    <style:style style:name="T4" style:family="text">
      <style:text-properties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Assignment-6</text:p>
      <text:p text:style-name="Standard">Assignment: Introduction to Python Instructions: Answer the following questions based on your understanding of Python programming. Provide detailed explanations and examples where appropriate.</text:p>
      <text:p text:style-name="Standard"/>
      <text:p text:style-name="Standard">Questions:</text:p>
      <text:p text:style-name="Standard"/>
      <text:p text:style-name="Standard">Python Basics:</text:p>
      <text:p text:style-name="Standard"/>
      <text:p text:style-name="P2">What is Python, and what are some of its key features that make it popular among developers? Provide examples of use cases where Python is particularly effective.</text:p>
      <text:p text:style-name="P2">Installing Python:</text:p>
      <text:p text:style-name="Standard"/>
      <text:p text:style-name="Standard">Python is a high-level, interpreted programming language known for its simplicity and readability. Developed by Guido van Rossum and released in 1991.</text:p>
      <text:p text:style-name="Standard"/>
      <text:p text:style-name="Standard"><text:s/>Python is favored for its clear syntax, dynamic typing, and extensive standard library. It supports a wide range of programming paradigms, including procedural, object-oriented, and functional programming. Python's rich ecosystem of third-party libraries and frameworks, such as Django for web development and NumPy for scientific computing, enhances its versatility and applicability across various fields.</text:p>
      <text:p text:style-name="Standard"/>
      <text:p text:style-name="Standard">Python excels in areas like web development, data science, automation, and scientific computing due to its readability and comprehensive libraries. Its ease of use makes it a popular choice for both beginners and experienced developers. To install Python, download the installer from the [official Python website](https://www.python.org/downloads/) and follow the installation instructions for your operating system.</text:p>
      <text:p text:style-name="Standard"/>
      <text:p text:style-name="P2">Describe the steps to install Python on your operating system (Windows, macOS, or Linux). Include how to verify the installation and set up a virtual environment.</text:p>
      <text:p text:style-name="P2">Python Syntax and Semantics:</text:p>
      <text:p text:style-name="P2"/>
      <text:p text:style-name="P2"><text:span text:style-name="T2">To install Python on Windows, download the installer from the </text:span><text:a xlink:type="simple" xlink:href="https://www.python.org/downloads/" office:target-frame-name="_new" xlink:show="replace" text:style-name="Internet_20_link" text:visited-style-name="Visited_20_Internet_20_Link"><text:span text:style-name="T2">official Python website</text:span></text:a><text:span text:style-name="T2">, run the </text:span><text:span text:style-name="Source_20_Text"><text:span text:style-name="T2">.exe</text:span></text:span><text:span text:style-name="T2"> file, and ensure you check "Add Python to PATH" before installation.</text:span></text:p>
      <text:p text:style-name="P3"><text:s/></text:p>
      <text:p text:style-name="P2"><text:span text:style-name="T2">Verify the installation by opening Command Prompt and typing </text:span><text:span text:style-name="Source_20_Text"><text:span text:style-name="T2">python --version</text:span></text:span><text:span text:style-name="T2">. </text:span></text:p>
      <text:p text:style-name="P3"/>
      <text:p text:style-name="P2"><text:span text:style-name="T2">To set up a virtual environment, navigate to your project directory in Command Prompt, create a virtual environment with </text:span><text:span text:style-name="Source_20_Text"><text:span text:style-name="T2">python -m venv myenv</text:span></text:span><text:span text:style-name="T2">, and activate it with </text:span><text:span text:style-name="Source_20_Text"><text:span text:style-name="T2">myenv\Scripts\activate</text:span></text:span><text:span text:style-name="T2">. </text:span></text:p>
      <text:p text:style-name="P3"/>
      <text:p text:style-name="P2"><text:span text:style-name="T2">On macOS, download the </text:span><text:span text:style-name="Source_20_Text"><text:span text:style-name="T2">.pkg</text:span></text:span><text:span text:style-name="T2"> installer from the Python website, run it, and verify the installation by typing </text:span><text:span text:style-name="Source_20_Text"><text:span text:style-name="T2">python3 --version</text:span></text:span><text:span text:style-name="T2"> in Terminal. Create and activate a virtual environment using </text:span><text:span text:style-name="Source_20_Text"><text:span text:style-name="T2">python3 -m venv myenv</text:span></text:span><text:span text:style-name="T2"> and </text:span><text:span text:style-name="Source_20_Text"><text:span text:style-name="T2">source myenv/bin/activate</text:span></text:span><text:span text:style-name="T2">, respectively. </text:span></text:p>
      <text:p text:style-name="P3"/>
      <text:p text:style-name="P2"><text:span text:style-name="T2">For Linux, use your package manager to install Python with </text:span><text:span text:style-name="Source_20_Text"><text:span text:style-name="T2">sudo apt install python3</text:span></text:span><text:span text:style-name="T2">, verify with </text:span><text:span text:style-name="Source_20_Text"><text:span text:style-name="T2">python3 --version</text:span></text:span><text:span text:style-name="T2">, and create a virtual environment using </text:span><text:span text:style-name="Source_20_Text"><text:span text:style-name="T2">python3 -m venv myenv</text:span></text:span><text:span text:style-name="T2"> followed by activation with </text:span><text:span text:style-name="Source_20_Text"><text:span text:style-name="T2">source myenv/bin/activate</text:span></text:span><text:span text:style-name="T2">. Python’s syntax relies on indentation to define code blocks and supports dynamic typing, functions, and control flow constructs </text:span><text:soft-page-break/><text:span text:style-name="T2">like </text:span><text:span text:style-name="Source_20_Text"><text:span text:style-name="T2">if</text:span></text:span><text:span text:style-name="T2">, </text:span><text:span text:style-name="Source_20_Text"><text:span text:style-name="T2">for</text:span></text:span><text:span text:style-name="T2">, and </text:span><text:span text:style-name="Source_20_Text"><text:span text:style-name="T2">while</text:span></text:span><text:span text:style-name="T2"> loops, making the language both readable and versatile </text:span></text:p>
      <text:p text:style-name="Standard"/>
      <text:p text:style-name="P2">Write a simple Python program that prints "Hello, World!" to the console. Explain the basic syntax elements used in the program.</text:p>
      <text:p text:style-name="P2">Data Types and Variables:</text:p>
      <text:p text:style-name="Standard"/>
      <text:p text:style-name="Standard">Here’s a simple Python program that prints "Hello, World!" to the console: </text:p>
      <text:p text:style-name="Standard"/>
      <text:p text:style-name="P1">print("Hello, World!")</text:p>
      <text:p text:style-name="P1"/>
      <text:p text:style-name="P1"><text:span text:style-name="T1">This program uses the </text:span><text:span text:style-name="Source_20_Text"><text:span text:style-name="T1">print()</text:span></text:span><text:span text:style-name="T1"> function, which outputs the string </text:span><text:span text:style-name="Source_20_Text"><text:span text:style-name="T1">"Hello, World!"</text:span></text:span><text:span text:style-name="T1"> to the console.</text:span></text:p>
      <text:p text:style-name="P1"><text:span text:style-name="T1"><text:s/>In Python, strings are enclosed in quotes, and the function call is made with parentheses </text:span><text:span text:style-name="Source_20_Text"><text:span text:style-name="T1">()</text:span></text:span><text:span text:style-name="T1"> around the argument. Python does not use semicolons or braces for statements and code blocks; instead, it relies on indentation. </text:span></text:p>
      <text:p text:style-name="P4">Python’s basic data types include integers, floats, strings, and booleans, and variables are dynamically typed, meaning you can assign different types of values to a variable without specifying the type explicitly. </text:p>
      <text:p text:style-name="Standard"/>
      <text:p text:style-name="P2">List and describe the basic data types in Python. Write a short script that demonstrates how to create and use variables of different data types.</text:p>
      <text:p text:style-name="P2">Control Structures:</text:p>
      <text:p text:style-name="Standard"/>
      <text:p text:style-name="Standard"/>
      <text:p text:style-name="Standard">In Python, the basic data types include integers (`int`), which are whole numbers like `5` or `-42`; </text:p>
      <text:p text:style-name="Standard"/>
      <text:p text:style-name="Standard">floating-point numbers (`float`), which represent numbers with decimal points such as `3.14` or `-0.001`; </text:p>
      <text:p text:style-name="Standard">strings (`str`), which are sequences of characters like `"Hello, world!"`; </text:p>
      <text:p text:style-name="Standard">booleans (`bool`), which hold `True` or `False` values; </text:p>
      <text:p text:style-name="Standard">lists (`list`), which are ordered collections of items that can be of mixed types, e.g., `[1, 2, 3]`; tuples (`tuple`), which are ordered and immutable collections, such as `(1, 2, 3)`; </text:p>
      <text:p text:style-name="Standard">dictionaries (`dict`), which store key-value pairs like `{'name': 'Alice', 'age': 25}`; and sets (`set`), which are unordered collections of unique items, for example, `{1, 2, 3}`. </text:p>
      <text:p text:style-name="Standard"/>
      <text:p text:style-name="Standard">A sample Python script illustrating these types involves defining variables for each type, printing their values, and performing some basic operations such as appending to a list, accessing items from a tuple, and modifying a set. For instance, after appending `"orange"` to a `fruits` list and adding `6` to a `unique_numbers` set, the script demonstrates how these types are used and manipulated in Python.</text:p>
      <text:p text:style-name="Standard"/>
      <text:p text:style-name="Standard"># Integers</text:p>
      <text:p text:style-name="Standard">age = 30</text:p>
      <text:p text:style-name="Standard">print("Age:", age)</text:p>
      <text:p text:style-name="Standard"/>
      <text:p text:style-name="Standard"># Floating-point numbers</text:p>
      <text:p text:style-name="Standard">pi = 3.14159</text:p>
      <text:p text:style-name="Standard">print("Value of pi:", pi)</text:p>
      <text:p text:style-name="Standard"/>
      <text:p text:style-name="Standard"><text:soft-page-break/># Strings</text:p>
      <text:p text:style-name="Standard">greeting = "Hello, world!"</text:p>
      <text:p text:style-name="Standard">print("Greeting:", greeting)</text:p>
      <text:p text:style-name="Standard"/>
      <text:p text:style-name="Standard"># Booleans</text:p>
      <text:p text:style-name="Standard">is_sunny = True</text:p>
      <text:p text:style-name="Standard">print("Is it sunny?", is_sunny)</text:p>
      <text:p text:style-name="Standard"/>
      <text:p text:style-name="Standard"># Lists</text:p>
      <text:p text:style-name="Standard">fruits = ["apple", "banana", "cherry"]</text:p>
      <text:p text:style-name="Standard">print("Fruits:", fruits)</text:p>
      <text:p text:style-name="Standard"/>
      <text:p text:style-name="Standard"># Tuples</text:p>
      <text:p text:style-name="Standard">coordinates = (10, 20)</text:p>
      <text:p text:style-name="Standard">print("Coordinates:", coordinates)</text:p>
      <text:p text:style-name="Standard"/>
      <text:p text:style-name="Standard"># Dictionaries</text:p>
      <text:p text:style-name="Standard">person = {"name": "Alice", "age": 25}</text:p>
      <text:p text:style-name="Standard">print("Person:", person)</text:p>
      <text:p text:style-name="Standard"/>
      <text:p text:style-name="Standard"># Sets</text:p>
      <text:p text:style-name="Standard">unique_numbers = {1, 2, 3, 4, 5}</text:p>
      <text:p text:style-name="Standard">print("Unique numbers:", unique_numbers)</text:p>
      <text:p text:style-name="Standard"/>
      <text:p text:style-name="Standard"># Demonstrating some operations</text:p>
      <text:p text:style-name="Standard"># Lists: Adding an item</text:p>
      <text:p text:style-name="Standard">fruits.append("orange")</text:p>
      <text:p text:style-name="Standard">print("Updated Fruits:", fruits)</text:p>
      <text:p text:style-name="Standard"/>
      <text:p text:style-name="Standard"># Tuples: Accessing an item</text:p>
      <text:p text:style-name="Standard">x, y = coordinates</text:p>
      <text:p text:style-name="Standard">print("X coordinate:", x)</text:p>
      <text:p text:style-name="Standard">print("Y coordinate:", y)</text:p>
      <text:p text:style-name="Standard"/>
      <text:p text:style-name="Standard"># Dictionaries: Accessing a value</text:p>
      <text:p text:style-name="Standard">name = person["name"]</text:p>
      <text:p text:style-name="Standard">print("Name from dictionary:", name)</text:p>
      <text:p text:style-name="Standard"/>
      <text:p text:style-name="Standard"># Sets: Adding an item</text:p>
      <text:p text:style-name="Standard">unique_numbers.add(6)</text:p>
      <text:p text:style-name="Standard">print("Updated Unique numbers:", unique_numbers)</text:p>
      <text:p text:style-name="Standard"/>
      <text:p text:style-name="Standard"/>
      <text:p text:style-name="Standard"/>
      <text:p text:style-name="Standard"/>
      <text:p text:style-name="Standard"/>
      <text:p text:style-name="Standard"/>
      <text:p text:style-name="Standard"/>
      <text:p text:style-name="Standard"/>
      <text:p text:style-name="P2"><text:soft-page-break/>Explain the use of conditional statements and loops in Python. Provide examples of an if-else statement and a for loop.</text:p>
      <text:p text:style-name="P2">Functions in Python:</text:p>
      <text:p text:style-name="Standard"/>
      <text:p text:style-name="Standard">Conditional statements and loops are crucial in Python for controlling the flow of a program. Conditional statements like `if`, `elif`, and `else` allow you to execute different code blocks based on certain conditions.</text:p>
      <text:p text:style-name="Standard"/>
      <text:p text:style-name="Standard"><text:s/>For instance, an `if-else` statement can check if the temperature is above or below a certain value and respond accordingly. Loops, such as `for` and `while`, enable you to repeat a block of code multiple times. </text:p>
      <text:p text:style-name="Standard">A `for` loop iterates over a sequence, like numbers in a range, performing the same operation each time. A `while` loop continues to execute as long as its condition is true. Functions in Python are used to organize code into reusable blocks.</text:p>
      <text:p text:style-name="Standard"/>
      <text:p text:style-name="Standard"><text:s/>You define a function with `def`, and it can be called multiple times with different arguments, helping to avoid code duplication and making the program easier to manage.</text:p>
      <text:p text:style-name="Standard"/>
      <text:p text:style-name="P1">Example: </text:p>
      <text:p text:style-name="Standard"/>
      <text:p text:style-name="Standard">def greet(name):</text:p>
      <text:p text:style-name="Standard"><text:s text:c="4"/>"""Prints a greeting message."""</text:p>
      <text:p text:style-name="Standard"><text:s text:c="4"/>print(f"Hello, {name}!")</text:p>
      <text:p text:style-name="Standard"/>
      <text:p text:style-name="Standard"># Calling the function</text:p>
      <text:p text:style-name="Standard">greet("Allan")</text:p>
      <text:p text:style-name="Standard">greet("Mwangi")</text:p>
      <text:p text:style-name="Standard"/>
      <text:p text:style-name="Standard"/>
      <text:p text:style-name="P2">What are functions in Python, and why are they useful? Write a Python function that takes two arguments and returns their sum. Include an example of how to call this function.</text:p>
      <text:p text:style-name="Standard"><text:span text:style-name="T4">Lists and Dictionaries</text:span>:</text:p>
      <text:p text:style-name="Standard"/>
      <text:p text:style-name="Text_20_body">Functions in Python are reusable blocks of code that perform specific tasks. They are defined using the <text:span text:style-name="Source_20_Text">def</text:span> keyword and can take inputs, known as parameters, and return outputs. Functions are useful because they help in organizing code, improving readability, avoiding repetition, and making it easier to debug and maintain.</text:p>
      <text:p text:style-name="Text_20_body">Here’s a simple Python function that takes two arguments and returns their sum:</text:p>
      <text:p text:style-name="Standard">def add_numbers(a, b):</text:p>
      <text:p text:style-name="Standard"><text:s text:c="4"/>"""Returns the sum of two numbers."""</text:p>
      <text:p text:style-name="Standard"><text:s text:c="4"/>return a + b</text:p>
      <text:p text:style-name="Standard"/>
      <text:p text:style-name="Standard"># Example of calling the function</text:p>
      <text:p text:style-name="Standard">result = add_numbers(5, 7)</text:p>
      <text:p text:style-name="Standard">print("The sum is:", result)</text:p>
      <text:p text:style-name="Standard"/>
      <text:p text:style-name="Standard"><text:soft-page-break/></text:p>
      <text:p text:style-name="Text_20_body">In this example, the <text:span text:style-name="Source_20_Text">add_numbers</text:span> function takes two parameters, <text:span text:style-name="Source_20_Text">a</text:span> and <text:span text:style-name="Source_20_Text">b</text:span>, and returns their sum. When called with the arguments <text:span text:style-name="Source_20_Text">5</text:span> and <text:span text:style-name="Source_20_Text">7</text:span>, it returns <text:span text:style-name="Source_20_Text">12</text:span>, which is then printed.</text:p>
      <text:h text:style-name="P7" text:outline-level="3">Lists and Dictionaries</text:h>
      <text:p text:style-name="Text_20_body"><text:span text:style-name="Strong_20_Emphasis">Lists</text:span> in Python are ordered collections of items that can be of mixed types and are defined using square brackets (<text:span text:style-name="Source_20_Text">[...]</text:span>). Lists allow for indexing, slicing, and appending, making them versatile for storing and manipulating sequences of data.</text:p>
      <text:p text:style-name="Standard"><text:span text:style-name="Strong_20_Emphasis">Dictionaries</text:span> in Python are collections of key-value pairs defined using curly braces (<text:span text:style-name="Source_20_Text">{...}</text:span>). Each key must be unique and is used to access the corresponding value. Dictionaries are useful for storing data with named keys and can be easily updated or queried. </text:p>
      <text:p text:style-name="Standard"/>
      <text:p text:style-name="Standard">Overall, functions, lists, and dictionaries are foundational elements in Python that help structure and manage code and data efficiently. </text:p>
      <text:p text:style-name="Standard"/>
      <text:p text:style-name="Standard"/>
      <text:p text:style-name="P2">Describe the differences between lists and dictionaries in Python. Write a script that creates a list of numbers and a dictionary with some key-value pairs, then demonstrates basic operations on both.</text:p>
      <text:p text:style-name="P2">Exception Handling:</text:p>
      <text:p text:style-name="P2"/>
      <text:p text:style-name="P3">In Python, **lists** and **dictionaries** are distinct data structures serving different purposes. Lists are ordered collections defined with square brackets (`[...]`) where items are indexed by integers, allowing for duplicates and supporting operations like indexing, slicing, and appending. Lists are ideal for maintaining a sequence of items where order matters. On the other hand, dictionaries are unordered collections of key-value pairs defined with curly braces (`{...}`), where each key must be unique and values are accessed via these keys. Dictionaries are useful for associating values with descriptive keys.</text:p>
      <text:p text:style-name="P3"/>
      <text:p text:style-name="P3">To illustrate their use, consider a script that creates a list of numbers and a dictionary with some key-value pairs. The script first demonstrates list operations by creating a list of numbers, appending a new number, accessing the first item, and slicing to get the last two numbers. It then demonstrates dictionary operations by creating a dictionary with keys like `"name"`, `"age"`, and `"city"`, adding a new key-value pair, accessing and updating existing values.</text:p>
      <text:p text:style-name="P3"/>
      <text:p text:style-name="P3">For handling errors, Python uses exception handling mechanisms with `try`, `except`, `else`, and `finally` blocks. For example, to manage a potential division by zero error, the `try` block contains the code that may fail, the `except` block catches the specific error, the `else` block runs if no error occurs, and the `finally` block executes regardless of the outcome. This approach ensures that errors are managed gracefully and that critical code is always executed.</text:p>
      <text:p text:style-name="P2"/>
      <text:p text:style-name="P2"/>
      <text:p text:style-name="P2"/>
      <text:p text:style-name="Standard"/>
      <text:p text:style-name="P2"/>
      <text:p text:style-name="P2"/>
      <text:p text:style-name="P2"/>
      <text:p text:style-name="P2"><text:soft-page-break/>What is exception handling in Python? Provide an example of how to use try, except, and finally blocks to handle errors in a Python script.</text:p>
      <text:p text:style-name="P2">Modules and Packages:</text:p>
      <text:p text:style-name="P2"/>
      <text:p text:style-name="P2"/>
      <text:p text:style-name="P3">Exception handling in Python is a mechanism designed to manage runtime errors gracefully, allowing programs to continue running or terminate in a controlled manner. It involves using `try`, `except`, `else`, and `finally` blocks to handle errors effectively. The `try` block contains code that might raise an exception, while the `except` block specifies how to handle particular exceptions if they occur. The `else` block runs if no exceptions are raised, and the `finally` block always executes, regardless of whether an exception was encountered, typically for cleanup actions. For example, in a script where division operations are performed, the `try` block might attempt a division, the `except` blocks handle specific errors like division by zero or invalid input types, and the `finally` block ensures that the operation is completed.</text:p>
      <text:p text:style-name="P3"/>
      <text:p text:style-name="P3">In addition to exception handling, Python also employs **modules** and **packages** for organizing and reusing code. Modules are individual files containing Python code, and they are imported using the `import` statement, allowing access to functions, classes, and variables defined within. For instance, importing the `math` module provides access to mathematical functions like `sqrt`. Packages are collections of modules organized in directories and can contain sub-packages, helping manage larger codebases by structuring them hierarchically. For example, a package directory with an `__init__.py` file and several modules can be imported and used to access various functionalities. This modular approach helps in keeping code organized, reusable, and maintainable.</text:p>
      <text:p text:style-name="P3"/>
      <text:p text:style-name="P3">def divide_numbers(x, y):</text:p>
      <text:p text:style-name="P3"><text:s text:c="4"/>try:</text:p>
      <text:p text:style-name="P3"><text:s text:c="8"/># Attempt to perform division</text:p>
      <text:p text:style-name="P3"><text:s text:c="8"/>result = x / y</text:p>
      <text:p text:style-name="P3"><text:s text:c="4"/>except ZeroDivisionError:</text:p>
      <text:p text:style-name="P3"><text:s text:c="8"/># Handle division by zero error</text:p>
      <text:p text:style-name="P3"><text:s text:c="8"/>print("Error: Cannot divide by zero.")</text:p>
      <text:p text:style-name="P3"><text:s text:c="8"/>result = None</text:p>
      <text:p text:style-name="P3"><text:s text:c="4"/>except TypeError:</text:p>
      <text:p text:style-name="P3"><text:s text:c="8"/># Handle type error if non-numeric values are provided</text:p>
      <text:p text:style-name="P3"><text:s text:c="8"/>print("Error: Invalid input type. Please provide numbers.")</text:p>
      <text:p text:style-name="P3"><text:s text:c="8"/>result = None</text:p>
      <text:p text:style-name="P3"><text:s text:c="4"/>else:</text:p>
      <text:p text:style-name="P3"><text:s text:c="8"/># If no exception occurred, print the result</text:p>
      <text:p text:style-name="P3"><text:s text:c="8"/>print("The result is:", result)</text:p>
      <text:p text:style-name="P3"><text:s text:c="4"/>finally:</text:p>
      <text:p text:style-name="P3"><text:s text:c="8"/># This block always executes</text:p>
      <text:p text:style-name="P3"><text:s text:c="8"/>print("Division operation completed.")</text:p>
      <text:p text:style-name="P3"/>
      <text:p text:style-name="P3"># Example usage</text:p>
      <text:p text:style-name="P3">divide_numbers(10, 2) <text:s/># Normal division</text:p>
      <text:p text:style-name="P3">divide_numbers(10, 0) <text:s/># Division by zero</text:p>
      <text:p text:style-name="P3">divide_numbers(10, 'a') <text:s/># Invalid input type</text:p>
      <text:p text:style-name="P2"/>
      <text:p text:style-name="P2"><text:soft-page-break/></text:p>
      <text:p text:style-name="P2">Explain the concepts of modules and packages in Python. How can you import and use a module in your script? Provide an example using the math module.</text:p>
      <text:p text:style-name="P2">File I/O:</text:p>
      <text:p text:style-name="Standard"/>
      <text:p text:style-name="Standard">In Python, **modules** and **packages** are essential for organizing and managing code. </text:p>
      <text:p text:style-name="Standard"/>
      <text:p text:style-name="Standard">A **module** is a single Python file that contains functions, classes, and variables, and can be imported into other scripts using the `import` statement to reuse code. For example, the `math` module provides mathematical functions and constants like `sqrt` and `pi`, which can be accessed using `import math`.</text:p>
      <text:p text:style-name="Standard"><text:s/>A **package** is a directory containing multiple modules and possibly other sub-packages, organized with an `__init__.py` file, facilitating the management of larger codebases by grouping related modules.</text:p>
      <text:p text:style-name="Standard"/>
      <text:p text:style-name="Standard">import math</text:p>
      <text:p text:style-name="Standard"/>
      <text:p text:style-name="Standard"># Use functions from the math module</text:p>
      <text:p text:style-name="Standard">print("Square root of 16:", math.sqrt(16))</text:p>
      <text:p text:style-name="Standard">print("Value of pi:", math.pi)</text:p>
      <text:p text:style-name="Standard"/>
      <text:p text:style-name="Standard">For **file I/O**, Python provides functions to read from and write to files. Using the `open()` function, you can handle file operations efficiently. For instance, opening a file in write mode with `open('example.txt', 'w')` allows you to write text to the file, while opening it in read mode with `open('example.txt', 'r')` lets you read its contents. The `with` statement ensures that files are properly closed after operations are completed, making file handling straightforward and reliable.</text:p>
      <text:p text:style-name="Standard"/>
      <text:p text:style-name="Standard">Example -</text:p>
      <text:p text:style-name="Standard"># Writing to a file</text:p>
      <text:p text:style-name="Standard">with open('example.txt', 'w') as file:</text:p>
      <text:p text:style-name="Standard"><text:s text:c="4"/>file.write('Hello, world!\n')</text:p>
      <text:p text:style-name="Standard"><text:s text:c="4"/>file.write('This is a second line.')</text:p>
      <text:p text:style-name="Standard"/>
      <text:p text:style-name="Standard"># Reading from a file</text:p>
      <text:p text:style-name="Standard">with open('example.txt', 'r') as file:</text:p>
      <text:p text:style-name="Standard"><text:s text:c="4"/>content = file.read()</text:p>
      <text:p text:style-name="Standard"><text:s text:c="4"/>print("File content:")</text:p>
      <text:p text:style-name="Standard"><text:s text:c="4"/>print(content)</text:p>
      <text:p text:style-name="Standard"/>
      <text:p text:style-name="Standard"/>
      <text:p text:style-name="Standard"/>
      <text:p text:style-name="P2">How do you read from and write to files in Python? Write a script that reads the content of a file and prints it to the console, and another script that writes a list of strings to a file.</text:p>
      <text:p text:style-name="P2"/>
      <text:p text:style-name="P3">In Python, file handling is achieved using the `open()` function, allowing you to read from and write to files with ease. To read from a file, you open it in read mode (`'r'`) using `open()`, then use the `read()` method to retrieve the entire content. The `with` statement is often used to ensure the file is closed properly after the operation. For example, a script that reads from a file named `example.txt` and prints <text:soft-page-break/>its content would open the file, read its contents, and print them to the console. </text:p>
      <text:p text:style-name="P3"/>
      <text:p text:style-name="P3">For writing to a file, you open it in write mode (`'w'`) or append mode (`'a'`). Using the `write()` method, you can add strings to the file. A script that writes a list of strings to a file named `output.txt` would open the file in write mode, iterate over the list, and write each string to the file followed by a newline character. The `with` statement is again used to ensure the file is properly closed after writing. These basic file handling techniques provide a foundation for managing file operations in 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8-02T11:52:40.14</meta:creation-date>
    <meta:editing-duration>PT10M41S</meta:editing-duration>
    <meta:editing-cycles>2</meta:editing-cycles>
    <meta:generator>OpenOffice/4.1.15$Win32 OpenOffice.org_project/4115m2$Build-9813</meta:generator>
    <meta:initial-creator>ALLAN M</meta:initial-creator>
    <meta:document-statistic meta:table-count="0" meta:image-count="0" meta:object-count="0" meta:page-count="8" meta:paragraph-count="153" meta:word-count="2348" meta:character-count="15518"/>
    <dc:date>2024-08-02T12:18:27.65</dc:date>
    <dc:creator>ALLAN M</dc:creator>
  </office:meta>
</office:document-meta>
</file>